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Heading_20_3">
      <style:text-properties fo:font-style="normal" style:font-style-asian="normal" style:font-style-complex="normal"/>
    </style:style>
    <style:style style:name="P3" style:family="paragraph" style:parent-style-name="Text_20_body">
      <style:text-properties fo:font-style="normal" style:font-style-asian="normal" style:font-style-complex="normal"/>
    </style:style>
    <style:style style:name="T1" style:family="text">
      <style:text-properties fo:letter-spacing="-0.011cm"/>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Frame">
      <style:graphic-properties style:wrap="none" style:vertical-pos="from-top" style:vertical-rel="paragraph" style:horizontal-pos="from-left" style:horizontal-rel="page-content">
        <style:columns fo:column-count="1" fo:column-gap="0cm"/>
      </style:graphic-properties>
    </style:style>
    <style:style style:name="fr2"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Bare_20_Title" text:outline-level="1"><draw:frame draw:style-name="fr1" draw:name="Frame1" text:anchor-type="paragraph" svg:x="0cm" svg:y="7.511cm" svg:width="16.999cm" style:rel-width="100%" draw:z-index="1"><draw:text-box fo:min-height="2.63cm"><text:p text:style-name="Quotations_20__28_short_29_">“I tell you, one must still have chaos in one<text:line-break/>to give birth to a dancing star!”<text:line-break/>– Nietzsche</text:p><text:p text:style-name="Quotations_20__28_short_29_">“There’s nothing Nietzsche couldn’t teach ya<text:line-break/>’bout the raising of the wrist.”<text:line-break/>– Bruce<text:line-break/><text:line-break/></text:p></draw:text-box></draw:frame><draw:frame draw:style-name="fr2" draw:name="graphics2" text:anchor-type="char" svg:width="16.619cm" svg:height="5.122cm" draw:z-index="0"><draw:image xlink:href="../Discordians_Title_Backdrop.png" xlink:type="simple" xlink:show="embed" xlink:actuate="onLoad"/></draw:frame><text:toc-mark-start text:id="IMark541403084" text:outline-level="1"/>Introduction<text:toc-mark-end text:id="IMark541403084"/></text:h>
      <text:section text:style-name="Sect1" text:name="Section1">
        <text:p text:style-name="Text_20_body">You hold in your hands one of the Great Books of ancient mythic para-history fnord. <text:s/>This document describes the background, powers and context of the Exalted of Eris, goddess of discord. <text:s/>They have appeared in Creation and other realms in the most recent centuries of the Time of Tumult, and the few existing powers who have pieced together some evidence about them can’t quite work out what they’re up to. <text:s/>Perhaps you can …</text:p>
        <text:h text:style-name="Heading_20_2" text:outline-level="2">How to Use This Book</text:h>
        <text:p text:style-name="Text_20_body"><text:span text:style-name="Inline_20_Heading"><text:span text:style-name="T1">The Manual of Exalted Power—The Discordians</text:span></text:span> is an extension of White Wolf’s Exalted game, providing rules and background information to run stories featuring the mysterious Chosen of Eris, be they as player characters or antagonists. <text:s/>This is not a complete game by itself: you’ll need to consult the <text:span text:style-name="Placeholder">Exalted</text:span> core book to play. <text:s/>The book’s contents are as follows:</text:p>
        <text:p text:style-name="Text_20_body_20_out-dent"><text:span text:style-name="Inline_20_Heading">Chapter One: Eris Discordia</text:span></text:p>
        <text:p text:style-name="Text_20_body">This chapter describes how the “lucky few” are Chosen by Eris to do her work, and how the process of their Exaltation functions. <text:s/>It reveals details—some of which may even be correct—about some of their power groups in various realms of existence. <text:s/>It also sheds some light on the origins and motivations of Eris Herself.</text:p>
        <text:p text:style-name="Text_20_body_20_out-dent"><text:span text:style-name="Inline_20_Heading">Chapter Two: Character Creation</text:span></text:p>
        <text:p text:style-name="Text_20_body">This chapter contains the rules for generating a Discordian character.</text:p>
        <text:p text:style-name="Text_20_body_20_out-dent"><text:span text:style-name="Inline_20_Heading">Chapter Three: Traits</text:span></text:p>
        <text:p text:style-name="Text_20_body">This section explains how standard <text:span text:style-name="Placeholder">Exalted</text:span> traits apply to Erisian Exalts, and details their unique features.</text:p>
        <text:p text:style-name="Text_20_body_20_out-dent"><text:span text:style-name="Inline_20_Heading">Chapter Four: Charms</text:span></text:p>
        <text:p text:style-name="Text_20_body">Here you can read the juicy details of the mystical Charms with which the Discordians find themselves equipped. </text:p>
        <text:p text:style-name="Text_20_body_20_out-dent"><text:span text:style-name="Inline_20_Heading">Chapter Five: Numerology</text:span></text:p>
        <text:p text:style-name="Text_20_body">This chapter details the Discordians’ ability to bend the rules of reality around them, in small but effective ways, by sheer force of will.</text:p>
        <text:p text:style-name="Text_20_body_20_out-dent"><text:span text:style-name="Inline_20_Heading">Chapter Six: Storytelling</text:span></text:p>
        <text:p text:style-name="Text_20_body">As ever, this chapter gives suggestions on how a Storyteller can run a Discordian story, or fit them into a tale featuring or focussing on some of the other types of Exalted.</text:p>
        <text:p text:style-name="Text_20_body_20_out-dent"><text:span text:style-name="Inline_20_Heading">Chapter Seven: Characters</text:span></text:p>
        <text:p text:style-name="Text_20_body">Although most of the Children of Eris seem to be relative newcomers to Creation, they have already spread their tendrils wide. <text:s/>Discordians both wizened and green are introduced here, as examples or ready-made antagonists.</text:p>
        <text:p text:style-name="Text_20_body_20_out-dent"><text:span text:style-name="Inline_20_Heading">Chapter Eight: Panoply</text:span></text:p>
        <text:p text:style-name="Text_20_body">Lastly, no foray into the worlds of the Exalted would be complete without some strange and wonderful toys. <text:s/>Find here some crafted for and by the Children.</text:p>
        <text:h text:style-name="Heading_20_2" text:outline-level="2">Lexicon</text:h>
        <text:p text:style-name="TODO">[TODO …</text:p>
        <text:p text:style-name="TODO">Apple Corps</text:p>
        <text:p text:style-name="TODO">cabal</text:p>
        <text:p text:style-name="TODO">Children of Eris</text:p>
        <text:p text:style-name="TODO">Discordians</text:p>
        <text:p text:style-name="TODO">Eris</text:p>
        <text:p text:style-name="TODO">Hodge</text:p>
        <text:p text:style-name="TODO">Limbo</text:p>
        <text:p text:style-name="TODO">Numerology</text:p>
        <text:p text:style-name="TODO">pineal gland</text:p>
        <text:p text:style-name="TODO">Podge</text:p>
        <text:p text:style-name="TODO">Sacred Chao</text:p>
        <text:p text:style-name="TODO"><text:soft-page-break/>]</text:p>
        <text:h text:style-name="Heading_20_2" text:outline-level="2">Suggested Resources</text:h>
        <text:h text:style-name="Heading_20_3" text:outline-level="3">Fiction</text:h>
        <text:p text:style-name="Text_20_body"><text:span text:style-name="T2">Principia Discordia</text:span>, Malacylpse the Younger</text:p>
        <text:p text:style-name="Text_20_body">The book that started it all, containing the ever-evolving One True Source of Discordianism.</text:p>
        <text:p text:style-name="Text_20_body"><text:span text:style-name="T2">The Illuminatus! Trilogy</text:span>, Robert Shea and Robert Anton Wilson</text:p>
        <text:p text:style-name="Text_20_body">This epic, meandering and confusing tale of counter-conspiracies within conspiracies is ultimately driven by a deep-cover Discordian, and Eris plays a brief but large (50-foot tall) part.</text:p>
        <text:p text:style-name="P1">Iron Council<text:span text:style-name="T3">, China Miéville</text:span></text:p>
        <text:p text:style-name="P3">The lyrical prose of this book leads the reader on ways which make the transition into the Wyld (in the form of the “cacotopic stain”) less jarring than it might normally seem. <text:s/>It also ends with an example of how a person can exert magical control over the world, after having understood how to submit themselves to its inherent patterns.</text:p>
        <text:p text:style-name="TODO">Ghost Dog: Way of the Samurai – ??</text:p>
        <text:p text:style-name="TODO">??? Golem 100; Alfred Bester ???</text:p>
        <text:h text:style-name="Heading_20_3" text:outline-level="3">Comics</text:h>
        <text:p text:style-name="Text_20_body"><text:span text:style-name="T2">The Invisibles</text:span>, Grant Morrison</text:p>
        <text:p text:style-name="Text_20_body">This series touches on many Discordian themes in a more mystical (and disturbing) way than <text:span text:style-name="T2">Illuminatus</text:span><text:span text:style-name="T3">, and shows that mastering transcendent power requires coming to a new understanding of oneself. <text:s/>It is also the inspiration for the idea of Divisional Realignment, and hence detachment of the Parametadivisions from the Divisions.</text:span></text:p>
        <text:p text:style-name="P1">V for Vendetta<text:span text:style-name="T3">, Alan Moore</text:span></text:p>
        <text:p text:style-name="P3">While not quite Exalted, V is clearly a heroic mortal who’s a likely candidate for being sprinkled with fairy dust. <text:s/>Also, he disrupts Fate in his own way.</text:p>
        <text:h text:style-name="P2" text:outline-level="3">Poetry</text:h>
        <text:p text:style-name="P1">Rumi</text:p>
        <text:p text:style-name="P1"><text:span text:style-name="T3">The sufi mystic talks of finding a higher power, and a higher self, in everyday moments. <text:s/>I’ve no idea if it’s true but it’s full of lovely confusion. </text:span>Whoever Brought Me Here Will Have To Take Me Home<text:span text:style-name="T3">, a translation by Coleman Barks, is a good taster.</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Emphasis" style:family="text">
      <style:text-properties fo:font-style="italic" style:font-style-asian="italic" style:font-style-complex="italic"/>
    </style:style>
    <style:style style:name="Drop_20_Caps" style:display-name="Drop Caps" style:family="text"/>
    <style:style style:name="Caption_20_characters" style:display-name="Caption characters"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Introduction</dc:title>
    <dc:date>2011-08-21T19:06:00</dc:date>
    <meta:editing-duration>PT9H25M28S</meta:editing-duration>
    <meta:editing-cycles>46</meta:editing-cycles>
    <meta:generator>OpenOffice.org/3.3$Unix OpenOffice.org_project/330m20$Build-9567</meta:generator>
    <dc:creator>Hugh Greene</dc:creator>
    <meta:document-statistic meta:table-count="0" meta:image-count="1" meta:object-count="0" meta:page-count="2" meta:paragraph-count="57" meta:word-count="712" meta:character-count="4266"/>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